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officeooo:rsid="000d424e"/>
    </style:style>
    <style:style style:name="T2" style:family="text">
      <style:text-properties officeooo:rsid="000e807c"/>
    </style:style>
    <style:style style:name="T3" style:family="text">
      <style:text-properties fo:font-variant="normal" fo:text-transform="none" fo:color="#212121" loext:opacity="100%" style:text-line-through-style="none" style:text-line-through-type="none" style:font-name="Open Sans" fo:font-size="13pt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bajo Practico № 6</text:p>
      <text:p text:style-name="Standard">Paradigmas de Programación</text:p>
      <text:p text:style-name="Standard"><text:span text:style-name="T1">Enzo Palau</text:span> Unidad 3</text:p>
      <text:p text:style-name="Standard"/>
      <text:p text:style-name="P1">Ejercicio 1.</text:p>
      <text:p text:style-name="Standard">¿Cuáles de los siguientes pares unifica? ¿Qué resulta de la unificación? Cuando sea necesario,</text:p>
      <text:p text:style-name="Standard">proporcionar las instancias necesarias para generar una unificación exitosa.</text:p>
      <text:p text:style-name="Standard"/>
      <text:p text:style-name="Standard">1. bing = bong. <text:span text:style-name="T2">No,atomos distintos</text:span></text:p>
      <text:p text:style-name="Standard">2. 2 = 2. <text:span text:style-name="T2"><text:s/>si </text:span></text:p>
      <text:p text:style-name="Standard">3. ’joe’ = joe. <text:s/><text:span text:style-name="T2">Si, mismo atomo</text:span></text:p>
      <text:p text:style-name="Standard">4. ’2’ = 2. <text:s/><text:span text:style-name="T2">no son lo mismo</text:span></text:p>
      <text:p text:style-name="Standard">5. joe = X. <text:s/><text:span text:style-name="T2">si.</text:span></text:p>
      <text:p text:style-name="Standard">6. X = Y. <text:s/><text:span text:style-name="T2">Si ambos pueden tomar el mismo v de verdad</text:span></text:p>
      <text:p text:style-name="Standard">7. J = joe, J = john. <text:span text:style-name="T2">No se puede ser igual a dos al mismo tiempo</text:span></text:p>
      <text:p text:style-name="Standard">8. pan = pan <text:span text:style-name="T2">si.</text:span></text:p>
      <text:p text:style-name="Standard">9. ’Pan’ = pan <text:span text:style-name="T2">no son lo mismo</text:span></text:p>
      <text:p text:style-name="Standard">10. ’pan’ = pan <text:s/><text:span text:style-name="T2">si </text:span></text:p>
      <text:p text:style-name="Standard">11. Pan = pan <text:span text:style-name="T2">si, variable con atomo</text:span></text:p>
      <text:p text:style-name="Standard">12. pan = salsa <text:span text:style-name="T2">no</text:span></text:p>
      <text:p text:style-name="Standard">13. comida(pan) = pan <text:span text:style-name="T2">no</text:span></text:p>
      <text:p text:style-name="Standard">14. comida(pan) = X <text:span text:style-name="T2">si x=pan</text:span></text:p>
      <text:p text:style-name="Standard">15. likes(X, X) = likes(joe, pizza). <text:span text:style-name="T2">No </text:span></text:p>
      <text:p text:style-name="Standard">16. father(X) = X. <text:span text:style-name="T2">Si </text:span></text:p>
      <text:p text:style-name="Standard">17. comida(X) = comida(pan) <text:span text:style-name="T2">si</text:span></text:p>
      <text:p text:style-name="Standard">18. comida(pan, X) = comida(Y, salchicha) <text:span text:style-name="T2">si </text:span></text:p>
      <text:p text:style-name="Standard">19. comida(X) = X</text:p>
      <text:p text:style-name="Standard"><text:line-break/>E0 = father(X); <text:line-break/>F0 = X;<text:line-break/>Iteración 1 <text:tab/>Desarrollamos para k = 0.<text:line-break/>Paso 1 <text:tab/><text:tab/>E0 != F0. <text:tab/><text:tab/><text:tab/><text:tab/><text:tab/>Vamos al paso 2. <text:line-break/>Paso 2 <text:tab/><text:tab/>D0 = {comida(X), X}. <text:tab/><text:tab/><text:tab/>Vamos al paso 3.<text:line-break/>Paso 3<text:tab/><text:tab/>En D0 hay un término y una variable.<text:tab/>Vamos al paso 4.<text:line-break/>Paso 4<text:tab/><text:tab/>comida(X) no aparece en X.<text:tab/><text:tab/> <text:tab/>Vamos al paso 5.<text:line-break/>Paso 5<text:tab/><text:tab/>σ1 = {comida(X)/X} <text:line-break/> <text:s/>E1 = comida(X)<text:line-break/> <text:s/>F1 = comida(X)<text:line-break/>Volvemos al paso 1 con k+1.<text:line-break/>Iteración 2 <text:tab/>Desarrollamos para k = 1<text:line-break/>Paso 1 <text:tab/><text:tab/>E1 = F1. <text:tab/><text:tab/>Los términos son unificables.<text:line-break/>Return<text:tab/><text:tab/>σ = {comida(X)/X}</text:p>
      <text:p text:style-name="Standard"/>
      <text:p text:style-name="Standard">20. comida_evento(comida(pan), bebida(cerveza)) = comida_evento(X,Y) <text:span text:style-name="T2">si </text:span></text:p>
      <text:p text:style-name="Standard">21. comida_evento(comida(pan), X) = comida_evento(X, bebida(cerveza)) <text:span text:style-name="T2">no</text:span></text:p>
      <text:p text:style-name="Standard">22. eats(fred,tomatoes)</text:p>
      <text:p text:style-name="Standard">eats(Whom,What) <text:span text:style-name="T2">no</text:span></text:p>
      <text:p text:style-name="Standard">23. cd(29,beatles,sgt_pepper).</text:p>
      <text:p text:style-name="Standard">cd(A,B,help). <text:span text:style-name="T2">no</text:span></text:p>
      <text:p text:style-name="Standard">24. f(X,a)</text:p>
      <text:p text:style-name="Standard">1</text:p>
      <text:p text:style-name="Standard">f(a,X) <text:span text:style-name="T2">no</text:span></text:p>
      <text:p text:style-name="Standard"><text:soft-page-break/>25. likes(jane,X)</text:p>
      <text:p text:style-name="Standard">likes(X,jim). <text:span text:style-name="T2">no</text:span></text:p>
      <text:p text:style-name="Standard">26. f(X,Y)</text:p>
      <text:p text:style-name="Standard">f(P,P) <text:span text:style-name="T2">si</text:span></text:p>
      <text:p text:style-name="Standard">27. f(foo,L)</text:p>
      <text:p text:style-name="Standard">f(A1,A1) <text:span text:style-name="T2">si</text:span></text:p>
      <text:p text:style-name="Standard"/>
      <text:p text:style-name="P1">Ejercicio 2.</text:p>
      <text:p text:style-name="Standard">1. ¿Cuáles de los siguientes pares unifica? Indicar como queda formada la unificación si es</text:p>
      <text:p text:style-name="Standard">posible.</text:p>
      <text:p text:style-name="Standard">a) [a, b, c] = [X, Y, Z] Se unifican con X = a, Y = b y Z = c</text:p>
      <text:p text:style-name="Standard">b) [a, b, c] = [X|Y ] Se unifican con X = a y Y = [b, c].</text:p>
      <text:p text:style-name="Standard">c) [a, b, c] = [b|T ] <text:s/><text:span text:style-name="T2">No</text:span></text:p>
      <text:p text:style-name="Standard">d ) [a, b, c] = [X, Y |Z] X = a, Y = b y Z = [c]</text:p>
      <text:p text:style-name="Standard">e) [a, b, c] = [X, Y, Z|T ] <text:span text:style-name="T2">si ya que la tale ahi es []</text:span></text:p>
      <text:p text:style-name="Standard">f ) [a, b, c] = [a|[b|[c|[]]]] <text:s/><text:span text:style-name="T2">son lo mismo</text:span></text:p>
      <text:p text:style-name="Standard">g) [X, Y, Z] = [coding, is, fun] <text:span text:style-name="T2">si</text:span></text:p>
      <text:p text:style-name="Standard">h) [cat] = [X|Y ] <text:span text:style-name="T2">si</text:span></text:p>
      <text:p text:style-name="Standard">i) [[the|Y ]|Z] = [[X, here]|[is, here]] <text:s/><text:span text:style-name="T3">σ = {the/X, [here]/Y, [is, here]/Z}</text:span></text:p>
      <text:p text:style-name="Standard"><text:span text:style-name="T3"/></text:p>
      <text:p text:style-name="Standard"><text:span text:style-name="T3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7:14:01.575000000</meta:creation-date>
    <dc:date>2023-10-01T18:14:02.788000000</dc:date>
    <meta:editing-duration>PT58M45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53" meta:word-count="438" meta:character-count="2152" meta:non-whitespace-character-count="1719"/>
  </office:meta>
</office:document-meta>
</file>